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ef C (pf)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]*0.000000000001" office:value-type="float" office:value="0.000000000001" calcext:value-type="float">
            <text:p>1E-012</text:p>
          </table:table-cell>
        </table:table-row>
        <table:table-row table:style-name="ro1">
          <table:table-cell office:value-type="string" calcext:value-type="string">
            <text:p>Ref I (uA)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2]*0.000001" office:value-type="float" office:value="0.000016" calcext:value-type="float">
            <text:p>0.000016</text:p>
          </table:table-cell>
        </table:table-row>
        <table:table-row table:style-name="ro1">
          <table:table-cell office:value-type="string" calcext:value-type="string">
            <text:p>Ref dV (mV)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B3]*0.001" office:value-type="float" office:value="0.43" calcext:value-type="float">
            <text:p>0.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f F MHz</text:p>
          </table:table-cell>
          <table:table-cell table:number-columns-repeated="2"/>
          <table:table-cell table:formula="of:=([.D2]/(2*[.D1]*[.D3]))/1000000" office:value-type="float" office:value="18.6046511627907" calcext:value-type="float">
            <text:p>18.60465116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t C (pf)</text:p>
          </table:table-cell>
          <table:table-cell office:value-type="float" office:value="30.034" calcext:value-type="float">
            <text:p>30.034</text:p>
          </table:table-cell>
          <table:table-cell/>
          <table:table-cell table:formula="of:=[.B7]*0.000000000001" office:value-type="float" office:value="0.000000000030034" calcext:value-type="float">
            <text:p>3.0034E-011</text:p>
          </table:table-cell>
        </table:table-row>
        <table:table-row table:style-name="ro1">
          <table:table-cell office:value-type="string" calcext:value-type="string">
            <text:p>Ext I (uA)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8]*0.000001" office:value-type="float" office:value="0.000008" calcext:value-type="float">
            <text:p>0.000008</text:p>
          </table:table-cell>
        </table:table-row>
        <table:table-row table:style-name="ro1">
          <table:table-cell office:value-type="string" calcext:value-type="string">
            <text:p>Ext dV (mV)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B9]*0.001" office:value-type="float" office:value="0.43" calcext:value-type="float">
            <text:p>0.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t F MHz</text:p>
          </table:table-cell>
          <table:table-cell table:number-columns-repeated="2"/>
          <table:table-cell table:formula="of:=([.D8]/(2*[.D7]*[.D9]))/1000000" office:value-type="float" office:value="0.309726496017692" calcext:value-type="float">
            <text:p>0.30972649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an cou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d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ca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mpling T (uS)</text:p>
          </table:table-cell>
          <table:table-cell table:formula="of:=([.B15]*[.B13])/[.D11]" office:value-type="float" office:value="103.31696" calcext:value-type="float">
            <text:p>103.31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ing F</text:p>
          </table:table-cell>
          <table:table-cell table:formula="of:=1000000/[.B17]" office:value-type="float" office:value="9678.95300055286" calcext:value-type="float">
            <text:p>9678.953000552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ecorded sample F (Hz)</text:p>
          </table:table-cell>
          <table:table-cell office:value-type="float" office:value="4839.5" calcext:value-type="float">
            <text:p>483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n frequency (Hz)</text:p>
          </table:table-cell>
          <table:table-cell table:formula="of:=[.B21]*[.B14]*[.B13]" office:value-type="float" office:value="154864" calcext:value-type="float">
            <text:p>154864</text:p>
          </table:table-cell>
          <table:table-cell/>
          <table:table-cell office:value-type="string" calcext:value-type="string">
            <text:p>Recorded F * electrodes * scan count</text:p>
          </table:table-cell>
        </table:table-row>
        <table:table-row table:style-name="ro1">
          <table:table-cell office:value-type="string" calcext:value-type="string">
            <text:p>Ext osc frequency (Hz)</text:p>
          </table:table-cell>
          <table:table-cell table:formula="of:=[.B22]*[.B15]" office:value-type="float" office:value="309728" calcext:value-type="float">
            <text:p>309728</text:p>
          </table:table-cell>
          <table:table-cell/>
          <table:table-cell office:value-type="string" calcext:value-type="string">
            <text:p>Scan frequency * prescale</text:p>
          </table:table-cell>
        </table:table-row>
        <table:table-row table:style-name="ro1">
          <table:table-cell office:value-type="string" calcext:value-type="string">
            <text:p>Capacitance (F)</text:p>
          </table:table-cell>
          <table:table-cell table:formula="of:=[.D8]/(2*[.B23]*[.D9])" office:value-type="float" office:value="0.0000000000300338541604096" calcext:value-type="float">
            <text:p>3.00338541604096E-011</text:p>
          </table:table-cell>
          <table:table-cell/>
          <table:table-cell office:value-type="string" calcext:value-type="string">
            <text:p>I / (2 * ScanF * deltaV)</text:p>
          </table:table-cell>
        </table:table-row>
        <table:table-row table:style-name="ro1">
          <table:table-cell office:value-type="string" calcext:value-type="string">
            <text:p>Capacitance (pF)</text:p>
          </table:table-cell>
          <table:table-cell table:formula="of:=[.B24]*1000000000000" office:value-type="float" office:value="30.0338541604096" calcext:value-type="float">
            <text:p>30.03385416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14:52:20.992737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06:29.032164425</meta:creation-date>
    <dc:date>2016-09-18T15:01:31.865734936</dc:date>
    <meta:editing-duration>PT4M3S</meta:editing-duration>
    <meta:editing-cycles>6</meta:editing-cycles>
    <meta:generator>LibreOffice/4.2.8.2$Linux_X86_64 LibreOffice_project/420m0$Build-2</meta:generator>
    <meta:document-statistic meta:table-count="1" meta:cell-count="45" meta:object-count="0"/>
  </office:meta>
</office:document-meta>
</file>